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3. Manter Estabelecimento</text:h>
      <text:h text:style-name="Heading_20_2" text:outline-level="2">Descrição:</text:h>
      <text:p text:style-name="Text_20_body"><text:tab/>O viajante pode consultar, adicionar, alterar ou excluir estabelecimentos cadastrados no sistema.</text:p>
      <text:p text:style-name="Text_20_body"/>
      <text:p text:style-name="Text_20_body">Atores:</text:p>
      <text:p text:style-name="Text_20_body"><text:tab/>Usuário público (Fluxos: Listar todos, <text:s/>Pesquisa Avançada, <text:s/>Detalhar).</text:p>
      <text:p text:style-name="Text_20_body"><text:tab/>Usuário privado (Fluxos: Todos).</text:p>
      <text:h text:style-name="Heading_20_2" text:outline-level="2">Pré-Condições:</text:h>
      <text:p text:style-name="Text_20_body"><text:tab/>Para executar os fluxos de Inserir, Alterar, Excluir o usuário privado deve estar cadastrado e logado no sistema.</text:p>
      <text:p text:style-name="Text_20_body"/>
      <text:h text:style-name="Heading_20_2" text:outline-level="2">Fluxo Principal [Listar Todos]:</text:h>
      <text:p text:style-name="Text_20_body"><text:tab/>1 – O usuário seleciona a opção Estabelecimentos. <text:s/></text:p>
      <text:p text:style-name="Text_20_body"><text:tab/>2 – O sistema apresenta a tela com a listagens de estabelecimentos. [A.1 – Detalhar][A.2 – Inserir][A.3 – Pesquisa Avançada]</text:p>
      <text:p text:style-name="Text_20_body"/>
      <text:h text:style-name="Heading_20_1" text:outline-level="1">Fluxos Alternativos:</text:h>
      <text:p text:style-name="Text_20_body"><text:tab/>A.1 [Detalhar]</text:p>
      <text:p text:style-name="Text_20_body"><text:tab/><text:tab/>1 – O usuário seleciona um estabelecimento da listagem.</text:p>
      <text:p text:style-name="Text_20_body"><text:tab/><text:tab/>2 – O sistema apresenta as informações do estabelecimento com dicas e avaliações. [A.4 - Alterar][A.5 – Excluir][A.6 – Atribuir ou remover dicas][A.7 – Atribuir ou remover avaliação]</text:p>
      <text:p text:style-name="Text_20_body"><text:tab/>A.2[Inserir]</text:p>
      <text:p text:style-name="Text_20_body"><text:tab/><text:tab/>1 – O usuário seleciona opção de inserir estabelecimento.</text:p>
      <text:p text:style-name="Text_20_body"><text:tab/><text:tab/>2 – O sistema apresenta a tela com o formulário para o cadastro do estabelecimento.</text:p>
      <text:p text:style-name="Text_20_body"><text:tab/><text:tab/>3 – O usuário preenche o formulário e seleciona a opção de salvar. [E.1][E.2]</text:p>
      <text:p text:style-name="Text_20_body"><text:tab/><text:tab/>4 – O sistema exibe a tela de detalhamento e informa que os dados foram inseridos com sucesso.</text:p>
      <text:p text:style-name="Text_20_body"><text:tab/>A.3 [Pesquisa Avançada]</text:p>
      <text:p text:style-name="Text_20_body"><text:tab/><text:tab/>1 – O usuário seleciona a opção de pesquisa avançada do estabelecimento</text:p>
      <text:p text:style-name="Text_20_body"><text:tab/><text:tab/>2 – O sistema apresenta o estados e cidades para pesquisar o estabelecimento</text:p>
      <text:p text:style-name="Text_20_body"><text:tab/><text:tab/>3 – O usuário seleciona a localização que deseja pesquisar e clica em pesquisar</text:p>
      <text:p text:style-name="Text_20_body"><text:tab/><text:tab/>4 – O sistema lista todos os estabelecimentos da localização pesquisada.</text:p>
      <text:p text:style-name="Text_20_body"><text:tab/></text:p>
      <text:p text:style-name="Text_20_body"><text:soft-page-break/>A.4 [Alterar]</text:p>
      <text:p text:style-name="Text_20_body"><text:tab/><text:tab/>1 – O usuário seleciona a opção de alterar.</text:p>
      <text:p text:style-name="Text_20_body"><text:tab/><text:tab/>2 – O sistema apresenta a tela de edição de estabelecimento.</text:p>
      <text:p text:style-name="Text_20_body"><text:tab/><text:tab/>3 – O usuário adiciona novas informações (ou altera todos os dados) e depois seleciona a opção de salvar. [E.1][E.2]</text:p>
      <text:p text:style-name="Text_20_body"><text:tab/><text:tab/>4 – O sistema exibe a tela de detalhamento e informa que os dados foram alterados com sucesso.<text:tab/></text:p>
      <text:p text:style-name="Text_20_body"><text:tab/>A.5 [Excluir]</text:p>
      <text:p text:style-name="Text_20_body"><text:tab/><text:tab/>1 – O usuário seleciona a opção de excluir.</text:p>
      <text:p text:style-name="Text_20_body"><text:tab/><text:tab/>2 – O sistema exibe a tela de confirmação de exclusão.</text:p>
      <text:p text:style-name="Text_20_body"><text:tab/><text:tab/>3 – O usuário confirma ou não a exclusão.</text:p>
      <text:p text:style-name="Text_20_body"><text:tab/><text:tab/>4 – O sistema exclui o estabelecimento e lista todos os estabelecimentos cadastrados.</text:p>
      <text:p text:style-name="Text_20_body"><text:tab/>A.6 – [Atribuir ou remover dicas]</text:p>
      <text:p text:style-name="Text_20_body"><text:tab/><text:tab/>Os passos estão descritos no caso de uso Atribuir ou visualizar Dica (UC – 08).</text:p>
      <text:p text:style-name="Text_20_body"><text:tab/>A.7 – [Atribuir ou remover avaliações]</text:p>
      <text:p text:style-name="Text_20_body"><text:tab/><text:tab/>Os passos estão descritos no caso de uso Atribuir ou visualizar Avaliações (UC – 09).</text:p>
      <text:p text:style-name="Text_20_body"/>
      <text:h text:style-name="Heading_20_2" text:outline-level="2">Fluxos de exceção:</text:h>
      <text:p text:style-name="Text_20_body"><text:tab/>E.1 [Campos obrigatórios não preenchidos]</text:p>
      <text:p text:style-name="Text_20_body"><text:tab/><text:tab/>1 – O sistema não salva o estabelecimento, volta para tela de cadastro e informa que os campos obrigatórios devem ser preenchidos.</text:p>
      <text:p text:style-name="Text_20_body"/>
      <text:p text:style-name="Text_20_body"><text:tab/>E.2 [Formato de e-mail não válido]</text:p>
      <text:p text:style-name="Text_20_body"><text:tab/><text:tab/>1 – O sistema não salva o estabelecimento, volta para tela de cadastro e informa que o formato do e-mail informado não é vál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8:06</meta:creation-date>
    <dc:date>2009-09-17T11:51:12</dc:date>
    <meta:editing-duration>PT00H42M35S</meta:editing-duration>
    <meta:editing-cycles>30</meta:editing-cycles>
    <meta:generator>OpenOffice.org/3.0$Unix OpenOffice.org_project/300m15$Build-9379</meta:generator>
    <meta:document-statistic meta:table-count="0" meta:image-count="0" meta:object-count="0" meta:page-count="2" meta:paragraph-count="45" meta:word-count="437" meta:character-count="2701"/>
  </office:meta>
</office:document-meta>
</file>